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paragraph-properties>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bound Objects (UBOs)</text:p>
      <text:p text:style-name="Text_20_body">This Hobby Report is a "Snapshot", it will not be updated again.</text:p>
      <text:p text:style-name="Text_20_body">The version number has been counted up to 4.x during translation to English language in the course of step 0033.11 of the SrrTrains v0.01 project. Some minor improvements have been done.</text:p>
      <text:p text:style-name="Text_20_body">Version 4.3 is indicating the version at the first serious specification of the release "Arimathea" (step 0033.11), where the basic concepts of "Arimathea" seem to be stable now. No update done.</text:p>
      <text:p text:style-name="Text_20_body">Note: the results of this hobby report ("snapshot") have been incorporated into HR 009 "SMS Facility Loaders" and into HR 005 "SRR Objects", where they are kept up to date.</text:p>
      <text:h text:style-name="Heading_20_1" text:outline-level="1">Use Cases</text:h>
      <text:p text:style-name="Text_20_body">In the SrrTrains project we are eager to create, modify and delete trains very flexibly from vehicles.</text:p>
      <text:p text:style-name="Text_20_body">This means, we would like to configure and re-configure trains at the runtime of the simulation – not just pre-configured by config files – by supporting following procedures:</text:p>
      <text:list xml:id="list7203330037000269849" text:style-name="L1">
        <text:list-item>
          <text:p text:style-name="P3">Creation of a "one-vehicle-train" – TODO11</text:p>
        </text:list-item>
        <text:list-item>
          <text:p text:style-name="P3">Deletion of a train – TODO11</text:p>
        </text:list-item>
        <text:list-item>
          <text:p text:style-name="P3">Concatenation of two trains into one – TODO</text:p>
        </text:list-item>
        <text:list-item>
          <text:p text:style-name="P3">Splitting of one train into two – TODO</text:p>
        </text:list-item>
      </text:list>
      <text:p text:style-name="Text_20_body">Additionally we would like to take an approach that eases the implementation of Handover at a later stage. This means, that any vehicle might be assigned to any module at any time, even if it is not the same module as the other vehicles of the train are assigned to.</text:p>
      <text:h text:style-name="Heading_20_1" text:outline-level="1">The Approach</text:h>
      <text:p text:style-name="Text_20_body">We try following approach:</text:p>
      <text:p text:style-name="Text_20_body">Each train is an unbound object (UBO) and each vehicle is a UBO. Each of these UBOs is assigned to some module at any time. If</text:p>
      <text:list xml:id="list5165069944570170545" text:style-name="L2">
        <text:list-item>
          <text:p text:style-name="P4">the module the train has been assigned to, is loaded and if</text:p>
        </text:list-item>
        <text:list-item>
          <text:p text:style-name="P4">that module is active,</text:p>
        </text:list-item>
      </text:list>
      <text:p text:style-name="Text_20_body">then <text:span text:style-name="T1">the train has got a valid train state</text:span> (position and velocity). If</text:p>
      <text:list xml:id="list918132124319825021" text:style-name="L3">
        <text:list-item>
          <text:p text:style-name="P5">the train has got a valid train state and if</text:p>
        </text:list-item>
        <text:list-item>
          <text:p text:style-name="P5">the module the vehicle has been assigned to, is loaded and if</text:p>
        </text:list-item>
        <text:list-item>
          <text:p text:style-name="P5">that module is active</text:p>
        </text:list-item>
      </text:list>
      <text:p text:style-name="Text_20_body">then <text:span text:style-name="T1">the vehicle gets into the state positioned</text:span> and hence becomes visible.</text:p>
      <text:p text:style-name="Text_20_body">The vehicles are Unbound Models of the <text:span text:style-name="T1">UOC Base.SrrVehicles</text:span>, the trains are Unbound MIDAS Objects of the <text:span text:style-name="T1">UOC Base.SrrTrains</text:span> (Train Containers) that are not actually Models. This complies to the idea that models cannot contain models, but there may exists invisible "Model Containers".</text:p>
      <text:p text:style-name="Text_20_body"><text:soft-page-break/>Another UOC will exist for Unbound MIDAS Objects that create relations between vehicles and trains, i.e. the <text:span text:style-name="T1">UOC Base.SrrRelations</text:span>.</text:p>
      <text:h text:style-name="Heading_20_1" text:outline-level="1">Ideas for the Implementation</text:h>
      <text:h text:style-name="Heading_20_2" text:outline-level="2">The Idea of the UBO Loader</text:h>
      <text:p text:style-name="Text_20_body">Already in step 0033.10 each programmer of an SSC Extension could use SSC Dispatchers to create UOCs (Universal Object Classes). However, the UOCs were only used to provide SSC Parameters via the console interface.</text:p>
      <text:p text:style-name="Text_20_body">Now we would like to add functionality to the SSC Dispatchers for the creation, deletion, loading and unloading of Unbound Objects (UBOs).</text:p>
      <text:p text:style-name="Text_20_body">Therefore the SSC Dispatcher will get a new field "uboLoader" (SFNode), where the programmer of the SSC Extension may add one instance of the <text:span text:style-name="T1">new prototype SscUboLoader.</text:span></text:p>
      <text:p text:style-name="Text_20_body"/>
      <text:p text:style-name="Text_20_body"><draw:frame draw:style-name="fr1" draw:name="Rahmen1" text:anchor-type="paragraph" svg:x="0.4598in" svg:y="-0.002in" svg:width="6.0425in" draw:z-index="0"><draw:text-box fo:min-height="3.3256in"><text:p text:style-name="Figure"><draw:frame draw:style-name="fr2" draw:name="Objekt1" text:anchor-type="paragraph" svg:width="5.5744in" svg:height="2.917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UBO Loader - adding functionality to the SSC Dispatcher</text:p></draw:text-box></draw:frame></text:p>
      <text:p text:style-name="Text_20_body">The UBO Loader shall support the basic procedures for the UBOs, such as</text:p>
      <text:list xml:id="list6707593921764899740" text:style-name="L4">
        <text:list-item>
          <text:p text:style-name="P6">creation and loading of a UBO</text:p>
        </text:list-item>
        <text:list-item>
          <text:p text:style-name="P6">assigning and attaching a UBO to a module</text:p>
        </text:list-item>
        <text:list-item>
          <text:p text:style-name="P6">initializing and setting the state of a UBO</text:p>
        </text:list-item>
        <text:list-item>
          <text:p text:style-name="P6">unloading and deletion of a UBO</text:p>
        </text:list-item>
      </text:list>
      <text:p text:style-name="Text_20_body">The more sophisticated procedures of the SSC Train Manager shall then be combined from the basic proceduresof the UBO Loader. E.g. the creation of a "one-vehicle-train" could be done by</text:p>
      <text:list xml:id="list5074416107200608702" text:style-name="L5">
        <text:list-item>
          <text:p text:style-name="P7">creation of an SrrTrains UBO</text:p>
        </text:list-item>
        <text:list-item>
          <text:p text:style-name="P7"><text:soft-page-break/>creation of an SrrVehicles UBO</text:p>
        </text:list-item>
        <text:list-item>
          <text:p text:style-name="P7">creation of an SrrRelations UBO</text:p>
        </text:list-item>
      </text:list>
      <text:h text:style-name="Heading_20_2" text:outline-level="2">The "Object Type List" / "Existence State" – OTL/ES</text:h>
      <text:p text:style-name="P2">Each UBO Loader will maintain two global states, which are related to the UOC the UBO Loader stands for:</text:p>
      <text:list xml:id="list2509602443043318844" text:style-name="L6">
        <text:list-item>
          <text:p text:style-name="P8">a list of Object Types (i.e. URLs, the UBOs can be loaded from)</text:p>
        </text:list-item>
        <text:list-item>
          <text:p text:style-name="P8">a list of all UBOs of this U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1<text:tab/>Unbound Objects (UBO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4M9S</meta:editing-duration>
    <meta:editing-cycles>90</meta:editing-cycles>
    <meta:generator>OpenOffice/4.1.5$Win32 OpenOffice.org_project/415m1$Build-9789</meta:generator>
    <dc:date>2018-12-23T03:26:19.65</dc:date>
    <dc:creator>x </dc:creator>
    <meta:document-statistic meta:table-count="0" meta:image-count="0" meta:object-count="1" meta:page-count="3" meta:paragraph-count="47" meta:word-count="678" meta:character-count="38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322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001cm" svg:y="0.238cm">
          <text:p text:style-name="P1"><text:span text:style-name="T1">SSC Base</text:span></text:p>
        </draw:rect>
        <draw:rect draw:style-name="gr2" draw:text-style-name="P2" draw:layer="layout" svg:width="4.318cm" svg:height="5.842cm" svg:x="2.144cm" svg:y="1.254cm">
          <text:p text:style-name="P1"><text:span text:style-name="T1">SSC Extension</text:span></text:p>
        </draw:rect>
        <draw:rect draw:style-name="gr1" draw:text-style-name="P2" draw:layer="layout" svg:width="4.318cm" svg:height="9.144cm" svg:x="10.526cm" svg:y="0.238cm">
          <text:p text:style-name="P1"><text:span text:style-name="T1">SSC Dispatcher</text:span></text:p>
          <text:p text:style-name="P3"><text:span text:style-name="T1">(per UOC)</text:span></text:p>
        </draw:rect>
        <draw:rect draw:style-name="gr1" draw:text-style-name="P2" draw:layer="layout" svg:width="3.048cm" svg:height="6.477cm" svg:x="11.034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6cm" svg:y1="8.112cm" svg:x2="7.224cm" svg:y2="8.112cm">
          <text:p/>
        </draw:line>
        <draw:frame draw:style-name="gr4" draw:layer="layout" svg:width="2.822cm" svg:height="0.963cm" svg:x="7.859cm" svg:y="7.096cm">
          <draw:text-box>
            <text:p>iiControl</text:p>
          </draw:text-box>
        </draw:frame>
        <draw:line draw:style-name="gr3" draw:text-style-name="P1" draw:layer="layout" svg:x1="6.462cm" svg:y1="3.54cm" svg:x2="10.526cm" svg:y2="3.54cm">
          <text:p/>
        </draw:line>
        <draw:frame draw:style-name="gr5" draw:layer="layout" svg:width="2.259cm" svg:height="0.963cm" svg:x="7.323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